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478cm" table:align="left" style:writing-mode="lr-tb"/>
    </style:style>
    <style:style style:name="Table1.A" style:family="table-column">
      <style:table-column-properties style:column-width="6.946cm"/>
    </style:style>
    <style:style style:name="Table1.B" style:family="table-column">
      <style:table-column-properties style:column-width="7.532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235cm" fo:margin-left="-0.026cm" table:align="left" style:writing-mode="lr-tb"/>
    </style:style>
    <style:style style:name="Table10.A" style:family="table-column">
      <style:table-column-properties style:column-width="6.022cm"/>
    </style:style>
    <style:style style:name="Table10.B" style:family="table-column">
      <style:table-column-properties style:column-width="5.191cm"/>
    </style:style>
    <style:style style:name="Table10.1" style:family="table-row">
      <style:table-row-properties style:min-row-height="0.335cm" fo:keep-together="auto"/>
    </style:style>
    <style:style style:name="Table10.A1" style:family="table-cell">
      <style:table-cell-properties fo:padding-left="0.026cm" fo:padding-right="0.026cm" fo:padding-top="0cm" fo:padding-bottom="0cm" fo:border="0.5pt solid #00000a"/>
    </style:style>
    <style:style style:name="Table10.2" style:family="table-row">
      <style:table-row-properties style:min-row-height="0.524cm" fo:keep-together="auto"/>
    </style:style>
    <style:style style:name="Table10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e10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1.943cm" fo:margin-left="-0.191cm" table:align="left" style:writing-mode="lr-tb"/>
    </style:style>
    <style:style style:name="Table3.A" style:family="table-column">
      <style:table-column-properties style:column-width="11.94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style:font-size-asian="10pt" style:font-name-complex="Arial2"/>
    </style:style>
    <style:style style:name="P4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5273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5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617ab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fab2f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P8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P9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P10" style:family="paragraph" style:parent-style-name="Footer">
      <style:paragraph-properties fo:padding="0cm" fo:border="none"/>
    </style:style>
    <style:style style:name="P11" style:family="paragraph" style:parent-style-name="Standard">
      <style:text-properties fo:color="#000000" style:font-name="Arial1" fo:font-size="10pt" style:font-size-asian="10pt" style:font-name-complex="Arial2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16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8" style:family="paragraph" style:parent-style-name="Standard">
      <style:paragraph-properties fo:text-align="justify" style:justify-single-word="false"/>
      <style:text-properties fo:background-color="transparent"/>
    </style:style>
    <style:style style:name="P29" style:family="paragraph" style:parent-style-name="Standard">
      <style:paragraph-properties fo:margin-left="0cm" fo:margin-right="-1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31" style:family="paragraph" style:parent-style-name="Standard">
      <style:paragraph-properties fo:margin-left="0cm" fo:margin-right="0.277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margin-left="0cm" fo:margin-right="0.277cm" fo:text-align="justify" style:justify-single-word="false" fo:text-indent="0cm" style:auto-text-indent="false" fo:background-color="transparent">
        <style:background-image/>
      </style:paragraph-properties>
      <style:text-properties fo:background-color="#c0c0c0"/>
    </style:style>
    <style:style style:name="P33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0bc449" style:font-size-asian="10pt" style:font-name-complex="Arial2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0bc449" style:font-size-asian="10pt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0bc449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bold" officeooo:paragraph-rsid="000bc449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0bc449" fo:background-color="transparent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0bc449" fo:background-color="transparent" style:font-size-asian="10pt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0bc449" fo:background-color="transparent" style:font-size-asian="10pt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officeooo:paragraph-rsid="00247c34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bc449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bc449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bc449" fo:background-color="transparent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bc449" fo:background-color="transparen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fab2f" fo:background-color="transparent"/>
    </style:style>
    <style:style style:name="P5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5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officeooo:paragraph-rsid="000bc449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fab2f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a3fe4" style:font-size-asian="10pt" style:font-weight-asian="normal" style:font-name-complex="Arial2" style:font-size-complex="10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1f24b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fab2f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officeooo:paragraph-rsid="000dec1e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0bc449" fo:background-color="transparent" style:font-name-asian="Times New Roman1" style:font-size-asian="10pt" style:language-asian="pt" style:country-asian="BR" style:font-name-complex="Arial2" style:font-size-complex="10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fab2f" fo:background-color="transparent" style:font-name-asian="Times New Roman1" style:font-size-asian="10pt" style:language-asian="pt" style:country-asian="BR" style:font-name-complex="Arial2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fab2f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a3fe4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a3fe4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1" fo:font-size="10pt" fo:language="en" fo:country="US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76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7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7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8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8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2" style:family="paragraph" style:parent-style-name="Normal_20__28_Web_29_">
      <style:paragraph-properties fo:margin-left="0cm" fo:margin-right="0cm" fo:margin-top="0.049cm" fo:margin-bottom="0.049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83" style:family="paragraph" style:parent-style-name="Body_20_Text_20_3">
      <style:paragraph-properties fo:margin-left="0cm" fo:margin-right="0.307cm" fo:text-indent="0cm" style:auto-text-indent="false"/>
      <style:text-properties style:font-name="Arial1" fo:font-size="10pt" style:font-size-asian="10pt" style:font-name-complex="Arial2" style:font-weight-complex="bold"/>
    </style:style>
    <style:style style:name="P84" style:family="paragraph" style:parent-style-name="List_20_Paragraph">
      <style:paragraph-properties fo:margin-left="0cm" fo:margin-right="0.307cm" fo:text-align="justify" style:justify-single-word="false" fo:text-indent="0cm" style:auto-text-indent="false"/>
    </style:style>
    <style:style style:name="P85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style:font-name="Arial1" fo:font-size="10pt" fo:font-weight="bold" fo:background-color="#ffff00" style:font-name-asian="Calibri1" style:font-size-asian="10pt" style:font-weight-asian="bold" style:font-name-complex="Arial2" style:font-size-complex="10pt" style:font-weight-complex="bold"/>
    </style:style>
    <style:style style:name="P86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87" style:family="paragraph" style:parent-style-name="Heading_20_1">
      <style:text-properties style:font-name="Arial1" style:font-name-complex="Arial2"/>
    </style:style>
    <style:style style:name="P88" style:family="paragraph" style:parent-style-name="Heading_20_1">
      <style:text-properties style:font-name="Arial1" fo:font-weight="normal" style:font-weight-asian="normal" style:font-name-complex="Arial2"/>
    </style:style>
    <style:style style:name="P89" style:family="paragraph" style:parent-style-name="Heading_20_1">
      <style:text-properties style:font-name="Arial1" fo:font-weight="normal" fo:background-color="transparent" style:font-weight-asian="normal" style:font-name-complex="Arial2"/>
    </style:style>
    <style:style style:name="P90" style:family="paragraph" style:parent-style-name="Heading_20_1">
      <style:text-properties style:font-name="Arial1" fo:language="pt" fo:country="PT" fo:font-weight="normal" style:font-weight-asian="normal" style:font-name-complex="Arial2"/>
    </style:style>
    <style:style style:name="P91" style:family="paragraph" style:parent-style-name="Heading_20_1">
      <style:text-properties style:font-name="Arial1" fo:language="pt" fo:country="PT" fo:font-weight="normal" fo:background-color="transparent" style:font-weight-asian="normal" style:font-name-complex="Arial2"/>
    </style:style>
    <style:style style:name="P92" style:family="paragraph" style:parent-style-name="Heading_20_1">
      <style:text-properties style:font-name="Arial1" fo:background-color="transparent" style:font-name-complex="Arial2"/>
    </style:style>
    <style:style style:name="P93" style:family="paragraph" style:parent-style-name="Heading_20_1">
      <style:text-properties fo:color="#000000" style:font-name="Arial1" fo:font-weight="normal" fo:background-color="transparent" style:font-weight-asian="normal" style:font-name-complex="Arial2"/>
    </style:style>
    <style:style style:name="P94" style:family="paragraph" style:parent-style-name="Heading_20_1">
      <style:text-properties fo:color="#000000" style:font-name="Arial1" fo:background-color="transparent" style:font-name-complex="Arial2"/>
    </style:style>
    <style:style style:name="P95" style:family="paragraph" style:parent-style-name="Heading_20_1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96" style:family="paragraph" style:parent-style-name="Heading_20_1">
      <style:text-properties fo:background-color="transparent"/>
    </style:style>
    <style:style style:name="P97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8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9" style:family="paragraph" style:parent-style-name="Normal_20__28_Web_29_">
      <style:paragraph-properties fo:margin-top="0.049cm" fo:margin-bottom="0.049cm" style:contextual-spacing="false" fo:line-height="100%"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00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PT" style:text-underline-style="none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01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02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3" style:family="paragraph" style:parent-style-name="Standard">
      <style:paragraph-properties fo:margin-left="0.025cm" fo:margin-right="0.025cm" fo:text-align="center" style:justify-single-word="false" fo:text-indent="0cm" style:auto-text-indent="false"/>
      <style:text-properties fo:background-color="transparent"/>
    </style:style>
    <style:style style:name="P104" style:family="paragraph" style:parent-style-name="Body_20_Text_20_2">
      <style:text-properties style:font-name="Arial1" fo:font-size="10pt" style:font-size-asian="10pt" style:font-name-complex="Arial2"/>
    </style:style>
    <style:style style:name="P105" style:family="paragraph" style:parent-style-name="Body_20_Text_20_2">
      <style:text-properties style:font-name="Arial1" fo:font-size="10pt" style:font-size-asian="10pt" style:font-name-complex="Arial2" style:font-size-complex="10pt"/>
    </style:style>
    <style:style style:name="P106" style:family="paragraph" style:parent-style-name="Body_20_Text_20_2">
      <style:text-properties style:font-name="Arial" fo:font-size="10pt" fo:font-style="normal" officeooo:paragraph-rsid="000dec1e" fo:background-color="transparent" style:font-size-asian="10pt" style:font-style-asian="normal" style:font-name-complex="Arial2" style:font-size-complex="10pt" style:font-style-complex="normal"/>
    </style:style>
    <style:style style:name="P107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0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0a3fe4" fo:background-color="#ffff00" style:font-name-asian="Times New Roman1" style:font-size-asian="10pt" style:language-asian="pt" style:country-asian="BR" style:font-name-complex="Arial2" style:font-size-complex="10pt"/>
    </style:style>
    <style:style style:name="P10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0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0a3fe4" fo:background-color="transparent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bold" officeooo:paragraph-rsid="000a3fe4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14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15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1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8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0a3fe4" fo:background-color="transparent"/>
    </style:style>
    <style:style style:name="P121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officeooo:paragraph-rsid="000da3da" fo:background-color="transparent" style:font-size-asian="10pt" style:font-size-complex="10pt"/>
    </style:style>
    <style:style style:name="P12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0pt" fo:language="en" fo:country="US" fo:font-weight="bold" fo:background-color="#c0c0c0" style:font-size-asian="10pt" style:font-weight-asian="bold" style:font-name-complex="Arial2" style:font-size-complex="10pt" style:font-weight-complex="bold"/>
    </style:style>
    <style:style style:name="P12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0pt" fo:font-weight="bold" fo:background-color="#c0c0c0" style:font-size-asian="10pt" style:font-weight-asian="bold" style:font-name-complex="Arial2" style:font-size-complex="10pt"/>
    </style:style>
    <style:style style:name="P12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22a21c"/>
    </style:style>
    <style:style style:name="P12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background-color="#c0c0c0"/>
    </style:style>
    <style:style style:name="P126" style:family="paragraph" style:parent-style-name="Text_20_body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P12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28" style:family="paragraph" style:parent-style-name="Standard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rsid="00153481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29" style:family="paragraph" style:parent-style-name="Standard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rsid="00153481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30" style:family="paragraph" style:parent-style-name="Standard">
      <style:text-properties fo:color="#000000" style:font-name="Arial1" fo:font-size="10pt" fo:font-weight="bold" officeooo:rsid="0023a150" officeooo:paragraph-rsid="0022a21c" fo:background-color="#c0c0c0" style:font-size-asian="10pt" style:font-weight-asian="bold" style:font-name-complex="Arial2" style:font-size-complex="10pt" style:font-weight-complex="bold"/>
    </style:style>
    <style:style style:name="P131" style:family="paragraph" style:parent-style-name="Standard">
      <style:text-properties fo:color="#000000" style:font-name="Arial1" fo:font-size="10pt" officeooo:rsid="0023a150" officeooo:paragraph-rsid="0022a21c" fo:background-color="#c0c0c0" style:font-size-asian="10pt" style:font-name-complex="Arial2" style:font-size-complex="10pt" style:font-weight-complex="bold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133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23a150" officeooo:paragraph-rsid="0022700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4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23a150" officeooo:paragraph-rsid="0022a21c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language="en" fo:country="US" style:font-size-asian="10pt" style:font-name-complex="Arial2" style:font-size-complex="10pt"/>
    </style:style>
    <style:style style:name="T8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1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12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14" style:family="text">
      <style:text-properties style:font-name="Arial1" fo:font-size="10pt" fo:language="pt" fo:country="PT" style:font-size-asian="10pt" style:font-name-complex="Arial2" style:font-size-complex="10pt"/>
    </style:style>
    <style:style style:name="T15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16" style:family="text">
      <style:text-properties style:font-name="Arial1" fo:font-size="10pt" fo:language="pt" fo:country="PT" style:font-size-asian="10pt" style:font-name-complex="Arial2" style:font-weight-complex="bold"/>
    </style:style>
    <style:style style:name="T17" style:family="text">
      <style:text-properties style:font-name="Arial1" fo:font-size="10pt" fo:language="pt" fo:country="PT" fo:font-weight="normal" style:font-size-asian="10pt" style:font-weight-asian="normal" style:font-name-complex="Arial2" style:font-weight-complex="bold"/>
    </style:style>
    <style:style style:name="T18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weight-complex="bold"/>
    </style:style>
    <style:style style:name="T19" style:family="text">
      <style:text-properties style:font-name="Arial1" fo:font-size="10pt" fo:background-color="#ffffff" style:font-size-asian="10pt" style:font-name-complex="Arial2" style:font-size-complex="10pt"/>
    </style:style>
    <style:style style:name="T20" style:family="text">
      <style:text-properties style:font-name="Arial1" fo:font-size="10pt" fo:background-color="transparent" style:font-size-asian="10pt" style:font-name-complex="Arial2" style:font-size-complex="10pt"/>
    </style:style>
    <style:style style:name="T21" style:family="text">
      <style:text-properties style:font-name="Arial1" fo:font-weight="normal" style:font-weight-asian="normal" style:font-name-complex="Arial2"/>
    </style:style>
    <style:style style:name="T22" style:family="text">
      <style:text-properties style:font-name="Arial1" fo:language="pt" fo:country="PT" style:font-name-complex="Arial2"/>
    </style:style>
    <style:style style:name="T23" style:family="text">
      <style:text-properties style:font-name="Arial1" fo:language="pt" fo:country="PT" fo:font-weight="normal" style:font-weight-asian="normal" style:font-name-complex="Arial2"/>
    </style:style>
    <style:style style:name="T24" style:family="text">
      <style:text-properties style:font-name="Arial1" fo:language="en" fo:country="US" fo:font-weight="bold" style:language-asian="pt" style:country-asian="BR" style:font-weight-asian="bold" style:font-name-complex="Arial2"/>
    </style:style>
    <style:style style:name="T25" style:family="text">
      <style:text-properties style:font-name="Arial1" fo:language="es" fo:country="PY" fo:font-style="normal" fo:font-weight="normal" officeooo:rsid="00475535" fo:background-color="transparent" style:font-style-asian="normal" style:font-weight-asian="normal" style:font-name-complex="Arial2" style:font-style-complex="normal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28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fo:color="#000000" style:font-name="Arial1" fo:font-size="10pt" fo:font-weight="bold" fo:background-color="#c0c0c0" style:font-size-asian="10pt" style:font-weight-asian="bold" style:font-name-complex="Arial2" style:font-size-complex="10pt" style:font-weight-complex="bold"/>
    </style:style>
    <style:style style:name="T30" style:family="text">
      <style:text-properties fo:color="#000000" style:font-name="Arial1" fo:font-size="10pt" fo:font-weight="bold" officeooo:rsid="00201f03" fo:background-color="#c0c0c0" style:font-size-asian="10pt" style:font-weight-asian="bold" style:font-name-complex="Arial2" style:font-size-complex="10pt" style:font-weight-complex="bold"/>
    </style:style>
    <style:style style:name="T31" style:family="text">
      <style:text-properties fo:color="#000000" style:font-name="Arial1" fo:font-size="10pt" fo:language="pt" fo:country="PT" fo:font-weight="bold" style:font-size-asian="10pt" style:font-weight-asian="bold" style:font-name-complex="Arial2" style:font-size-complex="8pt" style:font-style-complex="italic" style:font-weight-complex="bold"/>
    </style:style>
    <style:style style:name="T32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3" style:family="text"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34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weight-complex="bold"/>
    </style:style>
    <style:style style:name="T35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36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37" style:family="text">
      <style:text-properties fo:color="#000000" style:font-name="Arial1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38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T39" style:family="text">
      <style:text-properties fo:color="#000000" style:font-name="Arial1" fo:font-size="10pt" fo:language="en" fo:country="US" fo:font-weight="bold" officeooo:rsid="00247c34" style:font-size-asian="10pt" style:font-weight-asian="bold" style:font-name-complex="Arial2" style:font-size-complex="10pt"/>
    </style:style>
    <style:style style:name="T40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41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42" style:family="text"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3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44" style:family="text">
      <style:text-properties fo:color="#000000" style:font-name="Arial1" fo:font-weight="normal" style:font-weight-asian="normal" style:font-name-complex="Arial2"/>
    </style:style>
    <style:style style:name="T45" style:family="text">
      <style:text-properties fo:color="#000000" style:font-name="Arial1" fo:font-weight="normal" fo:background-color="transparent" style:font-weight-asian="normal" style:font-name-complex="Arial2"/>
    </style:style>
    <style:style style:name="T46" style:family="text">
      <style:text-properties fo:color="#000000" style:font-name="Arial1" fo:language="pt" fo:country="PT" fo:font-weight="normal" style:font-weight-asian="normal" style:font-name-complex="Arial2"/>
    </style:style>
    <style:style style:name="T47" style:family="text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T48" style:family="text">
      <style:text-properties fo:color="#000000" fo:font-weight="bold" style:font-weight-asian="bold" style:font-weight-complex="bold"/>
    </style:style>
    <style:style style:name="T49" style:family="text">
      <style:text-properties fo:color="#000000" fo:language="pt" fo:country="PT" fo:font-weight="bold" fo:background-color="transparent" style:font-weight-asian="bold" style:font-size-complex="8pt" style:font-style-complex="italic" style:font-weight-complex="bold"/>
    </style:style>
    <style:style style:name="T50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51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2" style:family="text">
      <style:text-properties fo:color="#000000" fo:language="es" fo:country="PY" fo:font-weight="normal" style:font-weight-asian="normal" style:font-weight-complex="normal"/>
    </style:style>
    <style:style style:name="T53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54" style:family="text">
      <style:text-properties style:text-position="super 58%" style:font-name="Arial1" fo:font-size="10pt" fo:language="pt" fo:country="PT" style:text-underline-style="none" style:font-size-asian="10pt" style:font-name-complex="Arial2" style:font-size-complex="10pt"/>
    </style:style>
    <style:style style:name="T55" style:family="text">
      <style:text-properties fo:language="pt" fo:country="PT" fo:background-color="transparent" style:font-size-complex="8pt" style:font-style-complex="italic"/>
    </style:style>
    <style:style style:name="T56" style:family="text">
      <style:text-properties fo:color="#ff0000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color="#008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59" style:family="text">
      <style:text-properties fo:font-weight="bold" style:font-weight-asian="bold"/>
    </style:style>
    <style:style style:name="T60" style:family="text">
      <style:text-properties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61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62" style:family="text">
      <style:text-properties fo:font-weight="normal" style:font-weight-asian="normal"/>
    </style:style>
    <style:style style:name="T63" style:family="text">
      <style:text-properties fo:font-weight="normal" officeooo:rsid="002f6624" style:font-weight-asian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6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67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8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font-name="Arial" fo:language="en" fo:country="US" fo:font-style="normal" style:text-underline-style="none" officeooo:rsid="001f3f3a" style:font-style-asian="normal" style:font-name-complex="Arial" style:font-style-complex="normal"/>
    </style:style>
    <style:style style:name="T71" style:family="text">
      <style:text-properties style:font-name="Arial" fo:language="en" fo:country="US" fo:font-style="normal" style:text-underline-style="none" officeooo:rsid="002ebd36" style:font-style-asian="normal" style:font-name-complex="Arial" style:font-style-complex="normal"/>
    </style:style>
    <style:style style:name="T72" style:family="text">
      <style:text-properties style:font-name="Arial" style:text-underline-style="none" officeooo:rsid="0013dea9"/>
    </style:style>
    <style:style style:name="T73" style:family="text">
      <style:text-properties style:font-name="Arial" style:text-underline-style="none" fo:font-weight="normal" officeooo:rsid="0013dea9" style:font-weight-asian="normal" style:font-weight-complex="normal"/>
    </style:style>
    <style:style style:name="T74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75" style:family="text">
      <style:text-properties officeooo:rsid="0013dea9"/>
    </style:style>
    <style:style style:name="T76" style:family="text">
      <style:text-properties officeooo:rsid="00247c34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RELATÓRIO TÉCNICO III</text:p>
      <text:p text:style-name="P107"><text:placeholder text:placeholder-type="text">&lt;setLang('pt_BR')&gt;</text:placeholder></text:p>
      <text:p text:style-name="P2"><text:placeholder text:placeholder-type="text">&lt;o.technical_product_id.name&gt;</text:placeholder></text:p>
      <text:p text:style-name="P13"/>
      <text:p text:style-name="P13">PRODUTO TÉCNICO por EQUIVALÊNCIA</text:p>
      <text:p text:style-name="P13"/>
      <text:p text:style-name="P22">a) Nome(s) e endereço(s) completo(s) do(s) fabricante(s) e do(s) fornecedor(s) do produto a ser avaliado;</text:p>
      <text:p text:style-name="P22"/>
      <text:p text:style-name="P22">FABRICANTE DO PRODUTO TÉCNICO:</text:p>
      <text:p text:style-name="P101"><text:bookmark-start text:name="bkmFabNome1"/><text:span text:style-name="T49"><text:placeholder text:placeholder-type="text">&lt;for each="manufacturer in o.partner_role_in_registry_ids"&gt;</text:placeholder></text:span><text:span text:style-name="T49"> </text:span></text:p>
      <text:p text:style-name="P44"><text:placeholder text:placeholder-type="text">&lt;if test="manufacturer.type =='manufacturer'"&gt;</text:placeholder></text:p>
      <text:p text:style-name="P47"/>
      <text:p text:style-name="P100"><text:placeholder text:placeholder-type="text">&lt;manufacturer.partner_id.name&gt;</text:placeholder></text:p>
      <text:p text:style-name="P98"><text:span text:style-name="T55"><text:placeholder text:placeholder-type="text">&lt;manufacturer.partner_id.street&gt;</text:placeholder></text:span><text:span text:style-name="T55">, </text:span><text:span text:style-name="T55"><text:placeholder text:placeholder-type="text">&lt;manufacturer.partner_id.city&gt;</text:placeholder></text:span><text:span text:style-name="T55">, </text:span><text:span text:style-name="T55"><text:placeholder text:placeholder-type="text">&lt;manufacturer.partner_id.state_id.name&gt;</text:placeholder></text:span><text:span text:style-name="T55">, </text:span><text:span text:style-name="T55"><text:placeholder text:placeholder-type="text">&lt;manufacturer.partner_id.country_id.name&gt;</text:placeholder></text:span></text:p>
      <text:p text:style-name="P34"/>
      <text:p text:style-name="P54"><text:placeholder text:placeholder-type="text">&lt;/if&gt;</text:placeholder></text:p>
      <text:p text:style-name="P35"><text:span text:style-name="T57"><text:placeholder text:placeholder-type="text">&lt;/for&gt;</text:placeholder></text:span><text:span text:style-name="T48"> </text:span></text:p>
      <text:p text:style-name="P17"/>
      <text:p text:style-name="P22"><text:bookmark-end text:name="bkmFabNome1"/>IMPORTADOR DO PRODUTO TÉCNICO:</text:p>
      <text:p text:style-name="P22"/>
      <text:p text:style-name="P97"><text:span text:style-name="T55"><text:placeholder text:placeholder-type="text">&lt;for each="importer in o.partner_role_in_registry_ids"&gt;</text:placeholder></text:span><text:span text:style-name="T55"> </text:span></text:p>
      <text:p text:style-name="P44"><text:placeholder text:placeholder-type="text">&lt;if test="importer.type =='importer'"&gt;</text:placeholder></text:p>
      <text:p text:style-name="P82"><text:placeholder text:placeholder-type="text">&lt;importer.partner_id.name&gt;</text:placeholder></text:p>
      <text:p text:style-name="P99"><text:span text:style-name="T55"><text:placeholder text:placeholder-type="text">&lt;importer.partner_id.street&gt;</text:placeholder></text:span><text:span text:style-name="T55">,</text:span></text:p>
      <text:p text:style-name="P99"><text:span text:style-name="T55"><text:placeholder text:placeholder-type="text">&lt;importer.partner_id.city&gt;</text:placeholder></text:span><text:span text:style-name="T55">,</text:span><text:span text:style-name="T55"><text:placeholder text:placeholder-type="text">&lt;importer.partner_id.state_id.name&gt;</text:placeholder></text:span><text:span text:style-name="T55"> - CEP </text:span><text:span text:style-name="T55"><text:placeholder text:placeholder-type="text">&lt;importer.partner_id.zip&gt;</text:placeholder></text:span></text:p>
      <text:p text:style-name="P15"><text:span text:style-name="T7">Tel. </text:span><text:span text:style-name="T33"><text:placeholder text:placeholder-type="text">&lt;importer.partner_id.phone&gt;</text:placeholder></text:span><text:span text:style-name="T33"> </text:span><text:span text:style-name="T7">– Fax: </text:span><text:span text:style-name="T33"><text:placeholder text:placeholder-type="text">&lt;importer.partner_id.fax&gt;</text:placeholder></text:span><text:span text:style-name="T33"> </text:span></text:p>
      <text:p text:style-name="P15"><text:span text:style-name="T7">CNPJ: </text:span><text:span text:style-name="T33"><text:placeholder text:placeholder-type="text">&lt;importer.partner_id.vat&gt;</text:placeholder></text:span><text:span text:style-name="T33"> </text:span><text:span text:style-name="T7">– Inscrição Estadual: </text:span><text:span text:style-name="T33"><text:placeholder text:placeholder-type="text">&lt;importer.partner_id.state_registration_code&gt;</text:placeholder></text:span><text:span text:style-name="T33"> </text:span></text:p>
      <text:p text:style-name="P15"><text:span text:style-name="T2">Registro Estadual n</text:span><text:span text:style-name="T53">o</text:span><text:span text:style-name="hps"><text:span text:style-name="T54"> </text:span></text:span><text:span text:style-name="hps"><text:span text:style-name="T33"><text:placeholder text:placeholder-type="text">&lt;importer.partner_id.state_registration_code&gt;</text:placeholder></text:span></text:span><text:span text:style-name="hps"><text:span text:style-name="T33"> </text:span></text:span></text:p>
      <text:p text:style-name="P15"><text:span text:style-name="hps"><text:span text:style-name="T14">Registro de</text:span></text:span><text:span text:style-name="short_5f_text"><text:span text:style-name="T14"> </text:span></text:span><text:span text:style-name="hps"><text:span text:style-name="T14">agência</text:span></text:span><text:span text:style-name="short_5f_text"><text:span text:style-name="T14"> </text:span></text:span><text:span text:style-name="hps"><text:span text:style-name="T14">governamental: </text:span></text:span><text:span text:style-name="hps"><text:span text:style-name="T33"><text:placeholder text:placeholder-type="text">&lt;importer.partner_id.state_registration_agency.name&gt;</text:placeholder></text:span></text:span><text:span text:style-name="hps"><text:span text:style-name="T33"> </text:span></text:span></text:p>
      <text:p text:style-name="P54"><text:placeholder text:placeholder-type="text">&lt;/if&gt;</text:placeholder></text:p>
      <text:p text:style-name="P38"><text:span text:style-name="T56"><text:placeholder text:placeholder-type="text">&lt;/for&gt;</text:placeholder></text:span><text:span text:style-name="T26"> </text:span></text:p>
      <text:p text:style-name="P24"/>
      <text:p text:style-name="P22">b) número(s) de código do(s) ingrediente(s) ativo(s) no Chemical Abstracts Service Registry (CAS);</text:p>
      <text:p text:style-name="P22"/>
      <text:p text:style-name="P71"><text:placeholder text:placeholder-type="text">&lt;for each="cqq in cqqs(o,'chemical', False)"&gt;</text:placeholder></text:p>
      <text:p text:style-name="P72"><text:span text:style-name="T1">CAS nº </text:span><text:span text:style-name="T24"><text:placeholder text:placeholder-type="text">&lt;cqq.ingredient_id.cas&gt;</text:placeholder></text:span></text:p>
      <text:p text:style-name="P62"><text:placeholder text:placeholder-type="text">&lt;/for&gt;</text:placeholder></text:p>
      <text:h text:style-name="P95" text:outline-level="1"/>
      <text:h text:style-name="P87" text:outline-level="1">c) Esquema do processo produtivo do produto, contemplando suas etapas de síntese, seus subprodutos e impurezas; (Anexo 16.5)</text:h>
      <text:h text:style-name="P88" text:outline-level="1"/>
      <text:p text:style-name="P84"><text:span text:style-name="T15">Seguem anexas as c</text:span><text:span text:style-name="T3">ópias autenticadas das</text:span><text:span text:style-name="T6"> </text:span><text:span text:style-name="T3">declarações fornecidas pelo fabricante e de suas respectivas traduções juramentadas:</text:span></text:p>
      <text:p text:style-name="P86"/>
      <text:p text:style-name="P63"><text:span text:style-name="T75">Fabricante: </text:span><text:span text:style-name="T64"><text:placeholder text:placeholder-type="text">&lt;for each="manufacturer in partners(o, 'manufacturer')"&gt;</text:placeholder></text:span><text:span text:style-name="T64"> </text:span></text:p>
      <text:p text:style-name="P4"><text:span text:style-name="T72">Fabricante:</text:span><text:span text:style-name="T73"> </text:span><text:span text:style-name="T69"><text:placeholder text:placeholder-type="text">&lt;manufacturer.name&gt;</text:placeholder></text:span></text:p>
      <text:p text:style-name="P108"><text:soft-page-break/></text:p>
      <text:p text:style-name="P109"><text:placeholder text:placeholder-type="text">&lt;if test="p_doc(o, 'Authorization letter', 'approved', manufacturer)"&gt;</text:placeholder></text:p>
      <text:p text:style-name="P117"><text:placeholder text:placeholder-type="text">&lt;for each="doc in p_doc(o, 'Authorization letter', 'approved', manufacturer)"&gt;</text:placeholder></text:p>
      <text:p text:style-name="P120"><text:span text:style-name="T43">- Carta de Autorização de Acesso de Uso de Dados – </text:span><text:span text:style-name="T43"><text:placeholder text:placeholder-type="text">&lt;doc.name&gt;</text:placeholder></text:span><text:span text:style-name="T43"> </text:span><text:span text:style-name="T36">Carta de Acesso de Uso de Dados. </text:span><text:span text:style-name="T36"><text:placeholder text:placeholder-type="text">&lt;doc.number_of_pages&gt;</text:placeholder></text:span><text:span text:style-name="T36"> </text:span><text:span text:style-name="T41">páginas. </text:span><text:span text:style-name="T41"><text:placeholder text:placeholder-type="text">&lt;if test="doc.issue_date"&gt;</text:placeholder></text:span><text:span text:style-name="T41"><text:placeholder text:placeholder-type="text">&lt;formatLang(doc.issue_date,date=True)&gt;</text:placeholder></text:span><text:span text:style-name="T41"><text:placeholder text:placeholder-type="text">&lt;/if&gt;</text:placeholder></text:span></text:p>
      <text:p text:style-name="P114"><text:placeholder text:placeholder-type="text">&lt;/for&gt;</text:placeholder></text:p>
      <text:p text:style-name="P116"><text:placeholder text:placeholder-type="text">&lt;/if&gt;</text:placeholder></text:p>
      <text:p text:style-name="P109"><text:placeholder text:placeholder-type="text">&lt;if test="p_doc(o, 'Process of manufacture', 'approved', manufacturer)"&gt;</text:placeholder></text:p>
      <text:p text:style-name="P117"><text:placeholder text:placeholder-type="text">&lt;for each="doc in p_doc(o, 'Process of manufacture', 'approved', manufacturer)"&gt;</text:placeholder></text:p>
      <text:p text:style-name="P120"><text:span text:style-name="T43">- </text:span><text:span text:style-name="T35">Descrição do processo de produção do produto técnico fornecida pelo fabricante</text:span><text:span text:style-name="T37"> </text:span><text:span text:style-name="T43"><text:placeholder text:placeholder-type="text">&lt;doc.name&gt;</text:placeholder></text:span><text:span text:style-name="T43"> </text:span><text:span text:style-name="T36">Processo de Manufatura</text:span><text:span text:style-name="T15">.</text:span><text:span text:style-name="T36"> </text:span><text:span text:style-name="T36"><text:placeholder text:placeholder-type="text">&lt;doc.number_of_pages&gt;</text:placeholder></text:span><text:span text:style-name="T36"> </text:span><text:span text:style-name="T41">páginas. </text:span><text:span text:style-name="T41"><text:placeholder text:placeholder-type="text">&lt;if test="doc.issue_date"&gt;</text:placeholder></text:span><text:span text:style-name="T41"><text:placeholder text:placeholder-type="text">&lt;formatLang(doc.issue_date,date=True)&gt;</text:placeholder></text:span><text:span text:style-name="T41"><text:placeholder text:placeholder-type="text">&lt;/if&gt;</text:placeholder></text:span></text:p>
      <text:p text:style-name="P115"><text:placeholder text:placeholder-type="text">&lt;/for&gt;</text:placeholder></text:p>
      <text:p text:style-name="P112"><text:placeholder text:placeholder-type="text">&lt;/if&gt;</text:placeholder></text:p>
      <text:p text:style-name="P109"><text:placeholder text:placeholder-type="text">&lt;if test="p_doc(o, 'Justification of impurities', 'approved', manufacturer)"&gt;</text:placeholder></text:p>
      <text:p text:style-name="P117"><text:placeholder text:placeholder-type="text">&lt;for each="doc in p_doc(o, 'Justification of impurities', 'approved', manufacturer)"&gt;</text:placeholder></text:p>
      <text:p text:style-name="P120"><text:span text:style-name="T43">- </text:span><text:span text:style-name="T35">Discussão sobre a formação teórica de todas as possíveis impurezas geradas no processo de fabricação do produto técnico</text:span><text:span text:style-name="T37"> </text:span><text:span text:style-name="T43"><text:placeholder text:placeholder-type="text">&lt;doc.name&gt;</text:placeholder></text:span><text:span text:style-name="T43"> </text:span><text:span text:style-name="T36">Justificativa de Formação de Impurezas. </text:span><text:span text:style-name="T36"><text:placeholder text:placeholder-type="text">&lt;doc.number_of_pages&gt;</text:placeholder></text:span><text:span text:style-name="T36"> </text:span><text:span text:style-name="T41">páginas. </text:span><text:span text:style-name="T41"><text:placeholder text:placeholder-type="text">&lt;if test="doc.issue_date"&gt;</text:placeholder></text:span><text:span text:style-name="T41"><text:placeholder text:placeholder-type="text">&lt;formatLang(doc.issue_date,date=True)&gt;</text:placeholder></text:span><text:span text:style-name="T41"><text:placeholder text:placeholder-type="text">&lt;/if&gt;</text:placeholder></text:span></text:p>
      <text:p text:style-name="P115"><text:placeholder text:placeholder-type="text">&lt;/for&gt;</text:placeholder></text:p>
      <text:p text:style-name="P112"><text:placeholder text:placeholder-type="text">&lt;/if&gt;</text:placeholder></text:p>
      <text:p text:style-name="P109"><text:placeholder text:placeholder-type="text">&lt;if test="p_doc(o, 'Declaration of Supply', 'approved', manufacturer)"&gt;</text:placeholder></text:p>
      <text:p text:style-name="P117"><text:placeholder text:placeholder-type="text">&lt;for each="doc in p_doc(o, 'Declaration of Supply', 'approved', manufacturer)"&gt;</text:placeholder></text:p>
      <text:p text:style-name="P120"><text:span text:style-name="T43">- </text:span><text:span text:style-name="T35">Declaração do fabricante assegurando o fornecimento do produto para o registrante conforme as especificações do registro</text:span><text:span text:style-name="T37"> </text:span><text:span text:style-name="T43"><text:placeholder text:placeholder-type="text">&lt;doc.name&gt;</text:placeholder></text:span><text:span text:style-name="T43"> </text:span><text:span text:style-name="T36">Declaração de Fornecimento. </text:span><text:span text:style-name="T36"><text:placeholder text:placeholder-type="text">&lt;doc.number_of_pages&gt;</text:placeholder></text:span><text:span text:style-name="T36"> </text:span><text:span text:style-name="T41">páginas. </text:span><text:span text:style-name="T41"><text:placeholder text:placeholder-type="text">&lt;if test="doc.issue_date"&gt;</text:placeholder></text:span><text:span text:style-name="T41"><text:placeholder text:placeholder-type="text">&lt;formatLang(doc.issue_date,date=True)&gt;</text:placeholder></text:span><text:span text:style-name="T41"><text:placeholder text:placeholder-type="text">&lt;/if&gt;</text:placeholder></text:span></text:p>
      <text:p text:style-name="P115"><text:placeholder text:placeholder-type="text">&lt;/for&gt;</text:placeholder></text:p>
      <text:p text:style-name="P112"><text:placeholder text:placeholder-type="text">&lt;/if&gt;</text:placeholder></text:p>
      <text:p text:style-name="P113"><text:placeholder text:placeholder-type="text">&lt;/for&gt;</text:placeholder></text:p>
      <text:p text:style-name="P85"/>
      <text:h text:style-name="P87" text:outline-level="1">d) 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h>
      <text:h text:style-name="P88" text:outline-level="1"/>
      <text:p text:style-name="P81"><text:span text:style-name="T4">Segue anexa a </text:span><text:span text:style-name="T16">Declaração da Composição Quali-Quantitativa para o produto </text:span><text:span text:style-name="T32"><text:placeholder text:placeholder-type="text">&lt;o.technical_product_id.name&gt;</text:placeholder></text:span><text:span text:style-name="T16"> elaborada com base no estudo de análise de cinco bateladas.</text:span></text:p>
      <text:p text:style-name="P80"/>
      <text:p text:style-name="P64"><text:placeholder text:placeholder-type="text">&lt;for each="manufacturer in partners(o, 'manufacturer')"&gt;</text:placeholder></text:p>
      <text:p text:style-name="P5"><text:span text:style-name="T72">Fabricante:</text:span><text:span text:style-name="T73"> </text:span><text:span text:style-name="T69"><text:placeholder text:placeholder-type="text">&lt;manufacturer.name&gt;</text:placeholder></text:span></text:p>
      <text:p text:style-name="P110"><text:placeholder text:placeholder-type="text">&lt;if test="study(o, 'Five-Batches', 'approved', supplier_id=manufacturer)"&gt;</text:placeholder></text:p>
      <text:p text:style-name="P118"><text:placeholder text:placeholder-type="text">&lt;for each="study in study(o, 'Five-Batches', 'approved', supplier_id=manufacturer)"&gt;</text:placeholder></text:p>
      <text:p text:style-name="P67"/>
      <text:p text:style-name="P133">Estudo de análise de cinco bateladas:</text:p>
      <text:p text:style-name="P133"/>
      <text:p text:style-name="P51"><text:span text:style-name="T40">Ref:</text:span><text:span text:style-name="T41"> </text:span><text:span text:style-name="T42"><text:placeholder text:placeholder-type="text">&lt;study.reference&gt;</text:placeholder></text:span><text:span text:style-name="T42">, </text:span><text:span text:style-name="T42"><text:placeholder text:placeholder-type="text">&lt;study.name&gt;</text:placeholder></text:span><text:span text:style-name="T42">, </text:span><text:span text:style-name="T42"><text:placeholder text:placeholder-type="text">&lt;if test="study.laboratory_id"&gt;</text:placeholder></text:span><text:span text:style-name="T42"><text:placeholder text:placeholder-type="text">&lt;study.laboratory_id.name&gt;</text:placeholder></text:span><text:span text:style-name="T42"><text:placeholder text:placeholder-type="text">&lt;/if&gt;</text:placeholder></text:span><text:span text:style-name="T42">, </text:span><text:span text:style-name="T42"><text:placeholder text:placeholder-type="text">&lt;if test="study.director_author_id"&gt;</text:placeholder></text:span><text:span text:style-name="T42"><text:placeholder text:placeholder-type="text">&lt;study.director_author_id.name&gt;</text:placeholder></text:span><text:span text:style-name="T42"><text:placeholder text:placeholder-type="text">&lt;/if&gt;</text:placeholder></text:span><text:span text:style-name="T42">, <text:s text:c="5"/></text:span><text:soft-page-break/><text:span text:style-name="T42"><text:placeholder text:placeholder-type="text">&lt;study.number_of_pages&gt;</text:placeholder></text:span><text:span text:style-name="T42"> pag, </text:span><text:span text:style-name="T42"><text:placeholder text:placeholder-type="text">&lt;if test="study.end_date"&gt;</text:placeholder></text:span><text:span text:style-name="T42"><text:placeholder text:placeholder-type="text">&lt;formatLang(study.end_date, date=True)&gt;</text:placeholder></text:span><text:span text:style-name="T42"><text:placeholder text:placeholder-type="text">&lt;/if&gt;</text:placeholder></text:span></text:p>
      <text:p text:style-name="P45"/>
      <text:p text:style-name="P69"><text:placeholder text:placeholder-type="text">&lt;/for&gt;</text:placeholder></text:p>
      <text:p text:style-name="P57"><text:placeholder text:placeholder-type="text">&lt;/if&gt;</text:placeholder></text:p>
      <text:p text:style-name="P128"><text:placeholder text:placeholder-type="text">&lt;/for&gt;</text:placeholder></text:p>
      <text:p text:style-name="P3">Estas informações e documentos estão constantes no Anexo 16.1</text:p>
      <text:h text:style-name="P90" text:outline-level="1"/>
      <text:h text:style-name="P87" text:outline-level="1">e) 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h>
      <text:h text:style-name="P87" text:outline-level="1"/>
      <text:h text:style-name="Heading_20_1" text:outline-level="1"><text:span text:style-name="T44">As impurezas são discutidas na “Declaração da </text:span><text:span text:style-name="T46">Composição Qualitativa e Quantitativa” </text:span><text:span text:style-name="T44">do </text:span><text:span text:style-name="T45">produto </text:span><text:span text:style-name="T32"><text:placeholder text:placeholder-type="text">&lt;o.technical_product_id.name&gt;</text:placeholder></text:span><text:span text:style-name="T34"> </text:span><text:span text:style-name="T45">, </text:span><text:span text:style-name="T47"><text:s/>elaborada com base no estudo de análise de cinco bateladas. </text:span></text:h>
      <text:p text:style-name="P126"/>
      <text:p text:style-name="P65"><text:placeholder text:placeholder-type="text">&lt;for each="manufacturer in partners(o, 'manufacturer')"&gt;</text:placeholder></text:p>
      <text:p text:style-name="P6"><text:span text:style-name="T72">Fabricante:</text:span><text:span text:style-name="T73"> </text:span><text:span text:style-name="T69"><text:placeholder text:placeholder-type="text">&lt;manufacturer.name&gt;</text:placeholder></text:span></text:p>
      <text:p text:style-name="P111"><text:placeholder text:placeholder-type="text">&lt;if test="study(o, 'Five-Batches', 'approved', supplier_id=manufacturer)"&gt;</text:placeholder></text:p>
      <text:p text:style-name="P119"><text:placeholder text:placeholder-type="text">&lt;for each="study in study(o, 'Five-Batches', 'approved', supplier_id=manufacturer)"&gt;</text:placeholder></text:p>
      <text:p text:style-name="P68"/>
      <text:p text:style-name="P134">Estudo de análise de cinco bateladas:</text:p>
      <text:p text:style-name="P134"/>
      <text:p text:style-name="P53"><text:span text:style-name="T40">Ref:</text:span><text:span text:style-name="T41"> </text:span><text:span text:style-name="T42"><text:placeholder text:placeholder-type="text">&lt;study.reference&gt;</text:placeholder></text:span><text:span text:style-name="T42">, </text:span><text:span text:style-name="T42"><text:placeholder text:placeholder-type="text">&lt;study.name&gt;</text:placeholder></text:span><text:span text:style-name="T42">, </text:span><text:span text:style-name="T42"><text:placeholder text:placeholder-type="text">&lt;if test="study.laboratory_id"&gt;</text:placeholder></text:span><text:span text:style-name="T42"><text:placeholder text:placeholder-type="text">&lt;study.laboratory_id.name&gt;</text:placeholder></text:span><text:span text:style-name="T42"><text:placeholder text:placeholder-type="text">&lt;/if&gt;</text:placeholder></text:span><text:span text:style-name="T42">, </text:span><text:span text:style-name="T42"><text:placeholder text:placeholder-type="text">&lt;if test="study.director_author_id"&gt;</text:placeholder></text:span><text:span text:style-name="T42"><text:placeholder text:placeholder-type="text">&lt;study.director_author_id.name&gt;</text:placeholder></text:span><text:span text:style-name="T42"><text:placeholder text:placeholder-type="text">&lt;/if&gt;</text:placeholder></text:span><text:span text:style-name="T42">, <text:s text:c="5"/></text:span><text:span text:style-name="T42"><text:placeholder text:placeholder-type="text">&lt;study.number_of_pages&gt;</text:placeholder></text:span><text:span text:style-name="T42"> pag, </text:span><text:span text:style-name="T42"><text:placeholder text:placeholder-type="text">&lt;if test="study.end_date"&gt;</text:placeholder></text:span><text:span text:style-name="T42"><text:placeholder text:placeholder-type="text">&lt;formatLang(study.end_date, date=True)&gt;</text:placeholder></text:span><text:span text:style-name="T42"><text:placeholder text:placeholder-type="text">&lt;/if&gt;</text:placeholder></text:span></text:p>
      <text:p text:style-name="P46"/>
      <text:p text:style-name="P70"><text:placeholder text:placeholder-type="text">&lt;/for&gt;</text:placeholder></text:p>
      <text:p text:style-name="P58"><text:placeholder text:placeholder-type="text">&lt;/if&gt;</text:placeholder></text:p>
      <text:p text:style-name="P129"><text:placeholder text:placeholder-type="text">&lt;/for&gt;</text:placeholder></text:p>
      <text:h text:style-name="P93" text:outline-level="1">Estas informações e documentos estão constantes no Anexo 16.1</text:h>
      <text:h text:style-name="P94" text:outline-level="1"/>
      <text:h text:style-name="P92" text:outline-level="1">f) Descrição da(s) metodologia(s) analítica(s) para caracterização quali-quantitativa do ingrediente ativo e, quando pertinente, das impurezas toxicologicamente significativas;</text:h>
      <text:p text:style-name="P26"/>
      <text:h text:style-name="P96" text:outline-level="1"><text:span text:style-name="T21">As impurezas são discutidas na </text:span><text:span text:style-name="T1">“Declaração da </text:span><text:span text:style-name="T22">Composição Qualitativa e Quantitativa”</text:span><text:span text:style-name="T23"> </text:span><text:span text:style-name="T21">do produto </text:span><text:span text:style-name="T31"><text:placeholder text:placeholder-type="text">&lt;o.technical_product_id.name&gt;</text:placeholder></text:span><text:span text:style-name="T31">,</text:span><text:span text:style-name="T17"> </text:span></text:h>
      <text:h text:style-name="P91" text:outline-level="1"/>
      <text:h text:style-name="P91" text:outline-level="1">A metologia analítica quali-quantitativa do ingrediente ativo e suas impurezas encontram-se descritas no Estudo de Análise de Cinco Bateladas do produto;</text:h>
      <text:h text:style-name="P91" text:outline-level="1"/>
      <text:h text:style-name="P89" text:outline-level="1">Estas informações e documentos estão constantes no Anexo 16.1</text:h>
      <text:p text:style-name="P83"/>
      <text:p text:style-name="P29"><text:span text:style-name="T5">g) </text:span><text:span text:style-name="T28">Teste e informações constantes no Anexo IV – Portaria Normativa nº84/96:</text:span></text:p>
      <text:p text:style-name="P30"/>
      <text:p text:style-name="P11">Este Relatório Técnico contém as informações e documentos exigidos no Anexo II, item 16.6 do Decreto 4.074/02, alterado pelo Dec. 5.981/06.</text:p>
      <text:p text:style-name="P11"/>
      <text:p text:style-name="P130">Estudos de propiedades físico-químicos:</text:p>
      <text:p text:style-name="P131"/>
      <text:p text:style-name="P124"><text:soft-page-break/><text:span text:style-name="T29">C.5 - Ponto de fusão/ebulição (Anexo 16.</text:span><text:span text:style-name="T30">6.1</text:span><text:span text:style-name="T29">)</text:span></text:p>
      <text:p text:style-name="P73"><text:placeholder text:placeholder-type="text">&lt;for each="study in studies(o,  'Ponto de fusão','approved')"&gt;</text:placeholder></text:p>
      <text:p text:style-name="P40"/>
      <text:p text:style-name="P50"><text:span text:style-name="T9">Resumo</text:span><text:span text:style-name="T8">: </text:span><text:span text:style-name="T10"><text:placeholder text:placeholder-type="text">&lt;insert_html(study.summary_pt)&gt;</text:placeholder></text:span></text:p>
      <text:p text:style-name="P37"/>
      <text:p text:style-name="P49"><text:span text:style-name="T9">Resultado</text:span><text:span text:style-name="T8">: </text:span><text:span text:style-name="T11"><text:placeholder text:placeholder-type="text">&lt;insert_html(study.result_pt)&gt;</text:placeholder></text:span></text:p>
      <text:p text:style-name="P36"/>
      <text:p text:style-name="P39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</text:span><text:span text:style-name="T66">pag, </text:span><text:span text:style-name="T66"><text:placeholder text:placeholder-type="text">&lt;if test="study.end_date"&gt;</text:placeholder></text:span><text:span text:style-name="T66"><text:placeholder text:placeholder-type="text">&lt;formatLang(study.end_date,date=True)&gt;</text:placeholder></text:span><text:span text:style-name="T66"><text:placeholder text:placeholder-type="text">&lt;/if&gt;</text:placeholder></text:span></text:p>
      <text:p text:style-name="P59"><text:placeholder text:placeholder-type="text">&lt;/for&gt;</text:placeholder></text:p>
      <text:p text:style-name="P59"/>
      <text:p text:style-name="P122">C.7 - Pressão de vapor (Anexo 16.<text:span text:style-name="T76">6.2</text:span>)</text:p>
      <text:p text:style-name="P73"><text:placeholder text:placeholder-type="text">&lt;for each="study in studies(o,  'Pressão vapor','approved')"&gt;</text:placeholder></text:p>
      <text:p text:style-name="P56"/>
      <text:p text:style-name="P51"><text:span text:style-name="T9">Resumo</text:span><text:span text:style-name="T8">: </text:span><text:span text:style-name="T12"><text:placeholder text:placeholder-type="text">&lt;insert_html(study.summary_pt)&gt;</text:placeholder></text:span></text:p>
      <text:p text:style-name="P42"/>
      <text:p text:style-name="P52"><text:span text:style-name="T9">Resultado</text:span><text:span text:style-name="T8">: </text:span><text:span text:style-name="T13"><text:placeholder text:placeholder-type="text">&lt;insert_html(study.result_pt)&gt;</text:placeholder></text:span></text:p>
      <text:p text:style-name="P36"/>
      <text:p text:style-name="P39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</text:span><text:span text:style-name="T66">pag, </text:span><text:span text:style-name="T66"><text:placeholder text:placeholder-type="text">&lt;if test="study.end_date"&gt;</text:placeholder></text:span><text:span text:style-name="T66"><text:placeholder text:placeholder-type="text">&lt;formatLang(study.end_date,date=True)&gt;</text:placeholder></text:span><text:span text:style-name="T66"><text:placeholder text:placeholder-type="text">&lt;/if&gt;</text:placeholder></text:span></text:p>
      <text:p text:style-name="P59"><text:placeholder text:placeholder-type="text">&lt;/for&gt;</text:placeholder></text:p>
      <text:p text:style-name="P59"/>
      <text:p text:style-name="P125"><text:span text:style-name="T38">C.8 - Solubilidade em água</text:span><text:span text:style-name="T58"> </text:span><text:span text:style-name="T38">(Anexo 16.</text:span><text:span text:style-name="T39">6.3</text:span><text:span text:style-name="T38">)</text:span></text:p>
      <text:p text:style-name="P73"><text:placeholder text:placeholder-type="text">&lt;for each="study in studies(o,  'Solubilidade/Miscibilidade','approved')"&gt;</text:placeholder></text:p>
      <text:p text:style-name="P55"/>
      <text:p text:style-name="P51"><text:span text:style-name="T9">Resumo</text:span><text:span text:style-name="T8">: </text:span><text:span text:style-name="T12"><text:placeholder text:placeholder-type="text">&lt;insert_html(study.summary_pt)&gt;</text:placeholder></text:span></text:p>
      <text:p text:style-name="P42"/>
      <text:p text:style-name="P52"><text:span text:style-name="T9">Resultado</text:span><text:span text:style-name="T8">: </text:span><text:span text:style-name="T13"><text:placeholder text:placeholder-type="text">&lt;insert_html(study.result_pt)&gt;</text:placeholder></text:span></text:p>
      <text:p text:style-name="P43"/>
      <text:p text:style-name="P41">Ref.: <text:span text:style-name="T67"><text:placeholder text:placeholder-type="text">&lt;study.reference&gt;</text:placeholder></text:span><text:span text:style-name="T67">, </text:span><text:span text:style-name="T67"><text:placeholder text:placeholder-type="text">&lt;study.name&gt;</text:placeholder></text:span><text:span text:style-name="T67">, </text:span><text:span text:style-name="T67"><text:placeholder text:placeholder-type="text">&lt;if test="study.laboratory_id"&gt;</text:placeholder></text:span><text:span text:style-name="T67"><text:placeholder text:placeholder-type="text">&lt;study.laboratory_id.name&gt;</text:placeholder></text:span><text:span text:style-name="T67"><text:placeholder text:placeholder-type="text">&lt;/if&gt;</text:placeholder></text:span><text:span text:style-name="T67">, </text:span><text:span text:style-name="T67"><text:placeholder text:placeholder-type="text">&lt;if test="study.director_author_id"&gt;</text:placeholder></text:span><text:span text:style-name="T67"><text:placeholder text:placeholder-type="text">&lt;study.director_author_id.name&gt;</text:placeholder></text:span><text:span text:style-name="T67"><text:placeholder text:placeholder-type="text">&lt;/if&gt;</text:placeholder></text:span><text:span text:style-name="T67">, </text:span><text:span text:style-name="T67"><text:placeholder text:placeholder-type="text">&lt;study.number_of_pages&gt;</text:placeholder></text:span><text:span text:style-name="T67"> </text:span><text:span text:style-name="T68">pag, </text:span><text:span text:style-name="T68"><text:placeholder text:placeholder-type="text">&lt;if test="study.end_date"&gt;</text:placeholder></text:span><text:span text:style-name="T68"><text:placeholder text:placeholder-type="text">&lt;formatLang(study.end_date,date=True)&gt;</text:placeholder></text:span><text:span text:style-name="T68"><text:placeholder text:placeholder-type="text">&lt;/if&gt;</text:placeholder></text:span></text:p>
      <text:p text:style-name="P59"><text:placeholder text:placeholder-type="text">&lt;/for&gt;</text:placeholder></text:p>
      <text:p text:style-name="P20"/>
      <text:p text:style-name="P123">C.14 - Coeficiente de partição N-octanol/água (Anexo 16.6.<text:span text:style-name="T76">4</text:span>)</text:p>
      <text:p text:style-name="P73"><text:placeholder text:placeholder-type="text">&lt;for each="study in studies(o,  'Coeficiente de partição N-octanol/água','approved')"&gt;</text:placeholder></text:p>
      <text:p text:style-name="P55"/>
      <text:p text:style-name="P51"><text:span text:style-name="T9">Resumo</text:span><text:span text:style-name="T8">: </text:span><text:span text:style-name="T12"><text:placeholder text:placeholder-type="text">&lt;insert_html(study.summary_pt)&gt;</text:placeholder></text:span></text:p>
      <text:p text:style-name="P42"/>
      <text:p text:style-name="P52"><text:span text:style-name="T9">Resultado</text:span><text:span text:style-name="T8">: </text:span><text:span text:style-name="T13"><text:placeholder text:placeholder-type="text">&lt;insert_html(study.result_pt)&gt;</text:placeholder></text:span></text:p>
      <text:p text:style-name="P74"/>
      <text:p text:style-name="P41">Ref.: <text:span text:style-name="T67"><text:placeholder text:placeholder-type="text">&lt;study.reference&gt;</text:placeholder></text:span><text:span text:style-name="T67">, </text:span><text:span text:style-name="T67"><text:placeholder text:placeholder-type="text">&lt;study.name&gt;</text:placeholder></text:span><text:span text:style-name="T67">, </text:span><text:span text:style-name="T67"><text:placeholder text:placeholder-type="text">&lt;if test="study.laboratory_id"&gt;</text:placeholder></text:span><text:span text:style-name="T67"><text:placeholder text:placeholder-type="text">&lt;study.laboratory_id.name&gt;</text:placeholder></text:span><text:span text:style-name="T67"><text:placeholder text:placeholder-type="text">&lt;/if&gt;</text:placeholder></text:span><text:span text:style-name="T67">, </text:span><text:span text:style-name="T67"><text:placeholder text:placeholder-type="text">&lt;if test="study.director_author_id"&gt;</text:placeholder></text:span><text:span text:style-name="T67"><text:placeholder text:placeholder-type="text">&lt;study.director_author_id.name&gt;</text:placeholder></text:span><text:span text:style-name="T67"><text:placeholder text:placeholder-type="text">&lt;/if&gt;</text:placeholder></text:span><text:span text:style-name="T67">, </text:span><text:span text:style-name="T67"><text:placeholder text:placeholder-type="text">&lt;study.number_of_pages&gt;</text:placeholder></text:span><text:span text:style-name="T67"> </text:span><text:span text:style-name="T68">pag, </text:span><text:span text:style-name="T68"><text:placeholder text:placeholder-type="text">&lt;if test="study.end_date"&gt;</text:placeholder></text:span><text:span text:style-name="T68"><text:placeholder text:placeholder-type="text">&lt;formatLang(study.end_date,date=True)&gt;</text:placeholder></text:span><text:span text:style-name="T68"><text:placeholder text:placeholder-type="text">&lt;/if&gt;</text:placeholder></text:span></text:p>
      <text:p text:style-name="P60"><text:placeholder text:placeholder-type="text">&lt;/for&gt;</text:placeholder></text:p>
      <text:p text:style-name="P60"><text:soft-page-break/></text:p>
      <text:p text:style-name="P32"><text:span text:style-name="T27">h) </text:span><text:span text:style-name="T5">Outros dados, informações ou documentos exigidos em normas complementares</text:span></text:p>
      <text:p text:style-name="P31"/>
      <text:p text:style-name="P104">Produto de referência, indicando o número de registro (Anexo 15):</text:p>
      <text:p text:style-name="P10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2">Produto de Referência</text:p>
          </table:table-cell>
          <table:table-cell table:style-name="Table1.A1" office:value-type="string">
            <text:p text:style-name="P102">Nº Registro MAPA</text:p>
          </table:table-cell>
        </table:table-row>
        <table:table-row table:style-name="Table1.1">
          <table:table-cell table:style-name="Table1.A2" office:value-type="string">
            <text:p text:style-name="P75"><text:span text:style-name="Fuente_20_de_20_párrafo_20_predeter."><text:span text:style-name="T70"><text:placeholder text:placeholder-type="text">&lt;if test="information(o, 'Produto de referência - Nome')"&gt;</text:placeholder></text:span></text:span><text:span text:style-name="Fuente_20_de_20_párrafo_20_predeter."><text:span text:style-name="T71"><text:placeholder text:placeholder-type="text">&lt;insert_html(information(o, 'Produto de referência - Nome',))&gt;</text:placeholder></text:span></text:span><text:span text:style-name="Fuente_20_de_20_párrafo_20_predeter."><text:span text:style-name="T71"><text:placeholder text:placeholder-type="text">&lt;/if&gt;</text:placeholder></text:span></text:span></text:p>
          </table:table-cell>
          <table:table-cell table:style-name="Table1.B2" office:value-type="string">
            <text:p text:style-name="P75"><text:span text:style-name="Fuente_20_de_20_párrafo_20_predeter."><text:span text:style-name="T70"><text:placeholder text:placeholder-type="text">&lt;if test="information(o, 'Produto de referência - Número Registro')"&gt;</text:placeholder></text:span></text:span><text:span text:style-name="Fuente_20_de_20_párrafo_20_predeter."><text:span text:style-name="T71"><text:placeholder text:placeholder-type="text">&lt;insert_html(information(o, 'Produto de referência - Número Registro',))&gt;</text:placeholder></text:span></text:span><text:span text:style-name="Fuente_20_de_20_párrafo_20_predeter."><text:span text:style-name="T71"><text:placeholder text:placeholder-type="text">&lt;/if&gt;</text:placeholder></text:span></text:span></text:p>
          </table:table-cell>
        </table:table-row>
      </table:table>
      <text:p text:style-name="P16"/>
      <text:p text:style-name="P18">Segue anexa a Lista Positiva de Referência publicada pela ANVISA.</text:p>
      <text:p text:style-name="P78"/>
      <text:p text:style-name="P22">Descrição das embalagens: tipo, material, capacidade volumétrica e tipo de rotulagem:</text:p>
      <text:p text:style-name="P22"/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A"/>
        <table:table-row table:style-name="Table10.1">
          <table:table-cell table:style-name="Table10.A1" office:value-type="string">
            <text:p text:style-name="P27">Tipo de embalagem:</text:p>
            <text:p text:style-name="P25"><text:span text:style-name="Fuente_20_de_20_párrafo_20_predeter."><text:span text:style-name="T50"/></text:span></text:p>
          </table:table-cell>
          <table:table-cell table:style-name="Table10.A1" office:value-type="string">
            <text:p text:style-name="P27">Material:</text:p>
          </table:table-cell>
          <table:table-cell table:style-name="Table10.A1" office:value-type="string">
            <text:p text:style-name="P27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51"><text:placeholder text:placeholder-type="text">&lt;for each="packaging in o.packaging_ids"&gt;</text:placeholder></text:span></text:span></text:p>
          </table:table-cell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28"/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packaging.internal_packaging_type_id.name&gt;</text:placeholder></text:p>
          </table:table-cell>
          <table:table-cell table:style-name="Table10.A3" office:value-type="string">
            <text:p text:style-name="P103"><text:placeholder text:placeholder-type="text">&lt;packaging.internal_packaging_material_id.name&gt;</text:placeholder></text:p>
          </table:table-cell>
          <table:table-cell table:style-name="Table10.A3" office:value-type="string">
            <text:p text:style-name="P121"><text:placeholder text:placeholder-type="text">&lt;as_list(packaging.packaging_capacity_ids, '; ')&gt;</text:placeholder> <text:span text:style-name="Fuente_20_de_20_párrafo_20_predeter."><text:span text:style-name="T60"><text:placeholder text:placeholder-type="text">&lt;packaging.uom_id.name&gt;</text:placeholder></text:span></text:span></text:p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/for&gt;</text:placeholder></text:p>
          </table:table-cell>
          <table:table-cell table:style-name="Table10.A3" office:value-type="string">
            <text:p text:style-name="P103"/>
          </table:table-cell>
          <table:table-cell table:style-name="Table10.A3" office:value-type="string">
            <text:p text:style-name="P28"/>
          </table:table-cell>
        </table:table-row>
      </table:table>
      <text:p text:style-name="P17"><text:bookmark text:name="_GoBack"/></text:p>
      <text:p text:style-name="P78">Comprovante de recolhimento do valor relativo ao Check-list, constante do Anexo IX, através do Documento Técnico de Arrecadação - DUA:</text:p>
      <text:p text:style-name="P23"/>
      <text:p text:style-name="P12">Segue anexas à capa do requerimento:</text:p>
      <text:p text:style-name="P12"/>
      <text:p text:style-name="P33"><text:span text:style-name="T2">- 2 vias do Peticionamento Eletrônico </text:span><text:span text:style-name="T19">nº </text:span><text:bookmark-start text:name="bmkPetNumero1"/><field:fieldmark-start text:name="__Fieldmark__1252_175641714" field:type="vnd.oasis.opendocument.field.FORMTEXT"/><text:span text:style-name="T20">Federal Registration/Tax/Petitioning number</text:span><field:fieldmark-end/><text:bookmark-end text:name="bmkPetNumero1"/></text:p>
      <text:p text:style-name="P79"/>
      <text:p text:style-name="P33"><text:span text:style-name="T2">- Comprovante de pagamento da taxa de conferência de documentação técnica para avaliação e registro de agrotóxicos e afins no valor de R$ </text:span><text:bookmark-start text:name="bmkTaxValor1"/><field:fieldmark-start text:name="__Fieldmark__1266_175641714" field:type="vnd.oasis.opendocument.field.FORMTEXT"/><text:span text:style-name="T2">Federal Registration/Tax/Price</text:span><field:fieldmark-end/><text:bookmark-end text:name="bmkTaxValor1"/><text:span text:style-name="T2">.</text:span></text:p>
      <text:p text:style-name="P79"/>
      <text:p text:style-name="P33"><text:span text:style-name="T2">- Justificativa esclarecendo as diferenças de dados numéricos entre o Peticionamento Eletrônico nº </text:span><text:bookmark-start text:name="bmkPetNumero21"/><field:fieldmark-start text:name="__Fieldmark__1282_175641714" field:type="vnd.oasis.opendocument.field.FORMTEXT"/><text:span text:style-name="T19">Federal Registration/Tax/Petitioning number</text:span><field:fieldmark-end/><text:bookmark-end text:name="bmkPetNumero21"/><text:span text:style-name="T2"> e o Requerimento de Registro de Produto Equivalente do </text:span><text:span text:style-name="T32"><text:placeholder text:placeholder-type="text">&lt;o.technical_product_id.name&gt;</text:placeholder></text:span><text:span text:style-name="T32">,</text:span><text:span text:style-name="T18"> </text:span></text:p>
      <text:p text:style-name="P76"/>
      <text:p text:style-name="P77">Cópia do Certificado de Registro Especial Temporário – RET quando houver testes realizados no Brasil. (Anexo 11.10)</text:p>
      <text:p text:style-name="P77"/>
      <text:p text:style-name="P66"><text:span text:style-name="Fuente_20_de_20_párrafo_20_predeter."><text:span text:style-name="T61"><text:placeholder text:placeholder-type="text">&lt;for each="ret in o.product_in_ret_ids"&gt;</text:placeholder></text:span></text:span></text:p>
      <text:p text:style-name="P106"><text:span text:style-name="T62">Segue cópia autenticada do RET</text:span><text:span text:style-name="Fuente_20_de_20_párrafo_20_predeter."><text:span text:style-name="T52">. </text:span></text:span><text:span text:style-name="T62"><text:s/>Nº </text:span><text:span text:style-name="Fuente_20_de_20_párrafo_20_predeter."><text:span text:style-name="T52"><text:placeholder text:placeholder-type="text">&lt;ret.ret_registry_id.name&gt;</text:placeholder></text:span></text:span><text:span text:style-name="Fuente_20_de_20_párrafo_20_predeter."><text:span text:style-name="T52"> </text:span></text:span><text:span text:style-name="T63">e</text:span><text:span text:style-name="T62">mitido em </text:span><text:span text:style-name="Fuente_20_de_20_párrafo_20_predeter."><text:span text:style-name="T52"><text:placeholder text:placeholder-type="text">&lt;formatLang(ret.ret_registry_id.registry_date,date=True)&gt;</text:placeholder></text:span></text:span><text:span text:style-name="Fuente_20_de_20_párrafo_20_predeter."><text:span text:style-name="T52"> </text:span></text:span><text:span text:style-name="T62">com validade até </text:span><text:span text:style-name="Fuente_20_de_20_párrafo_20_predeter."><text:span text:style-name="T52"><text:placeholder text:placeholder-type="text">&lt;formatLang(ret.ret_registry_id.registry_expiration_date,date=True)&gt;</text:placeholder></text:span></text:span><text:span text:style-name="T62">, que suporta as pesquisas realizadas para o produto codificado como <text:s/></text:span><text:span text:style-name="Fuente_20_de_20_párrafo_20_predeter."><text:span text:style-name="T52"><text:placeholder text:placeholder-type="text">&lt;ret.scientific_name&gt;</text:placeholder></text:span></text:span></text:p>
      <text:p text:style-name="P61"><text:span text:style-name="Fuente_20_de_20_párrafo_20_predeter."><text:span text:style-name="T25"><text:placeholder text:placeholder-type="text">&lt;/for&gt;</text:placeholder></text:span></text:span></text:p>
      <text:p text:style-name="P61"><text:span text:style-name="Fuente_20_de_20_párrafo_20_predeter."><text:span text:style-name="T25"/></text:span></text:p>
      <text:p text:style-name="P61"><text:span text:style-name="Fuente_20_de_20_párrafo_20_predeter."><text:span text:style-name="T25"/></text:span></text:p>
      <text:p text:style-name="P61"><text:span text:style-name="Fuente_20_de_20_párrafo_20_predeter."><text:span text:style-name="T25"/></text:span></text:p>
      <text:p text:style-name="P48"><text:soft-page-break/><text:span text:style-name="T3">Curitiba, </text:span><text:span text:style-name="T74"><text:date style:data-style-name="N76" text:date-value="2013-09-30T15:44:10" text:fixed="true">30 de setembro de 2013</text:date></text:span></text:p>
      <text:p text:style-name="P19"/>
      <text:p text:style-name="P19"/>
      <text:p text:style-name="P19"/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ALTA – América Latina Tecnologia Agrícola</text:p>
            <text:p text:style-name="P21"><text:span text:style-name="T59"><text:placeholder text:placeholder-type="text">&lt;o.proxy_id.function&gt;</text:placeholder></text:span><text:span text:style-name="T59"> </text:span><text:span text:style-name="T59"><text:placeholder text:placeholder-type="text">&lt;o.proxy_id.name&gt;</text:placeholder></text:span><text:span text:style-name="T59"> <text:s/></text:span><text:span text:style-name="T59"><text:placeholder text:placeholder-type="text">&lt;o.proxy_id.state_registration_code&gt;</text:placeholder></text:span></text:p>
            <text:p text:style-name="P21">Responsável Técnico e Representante Legal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3_20_Char" style:display-name="Corpo de texto 3 Char" style:family="text" style:parent-style-name="Default_20_Paragraph_20_Font">
      <style:text-properties fo:font-size="11pt" style:font-size-asian="11pt"/>
    </style:style>
    <style:style style:name="Corpo_20_de_20_texto_20_2_20_Char" style:display-name="Corpo de texto 2 Char" style:family="text" style:parent-style-name="Default_20_Paragraph_20_Font">
      <style:text-properties fo:font-size="11pt" fo:font-weight="bold" style:font-size-asian="11pt" style:font-weight-asian="bold" style:font-weight-complex="bold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MP3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MP4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MP5" style:family="paragraph" style:parent-style-name="Footer">
      <style:paragraph-properties fo:padding="0cm" fo:border="none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ProName"/><text:placeholder text:placeholder-type="text">&lt;o.technical_product_id.name&gt;</text:placeholder><text:bookmark-end text:name="bkmHeaderProName"/></text:p>
        <text:p text:style-name="MP2"/>
      </style:header>
      <style:footer>
        <text:p text:style-name="MP3"/>
        <text:p text:style-name="MP4"/>
      </style:footer>
      <style:footer-left style:display="false">
        <text:p text:style-name="MP5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20</meta:editing-cycles>
    <meta:print-date>2010-01-05T17:46:00</meta:print-date>
    <meta:creation-date>2013-06-26T09:37:55</meta:creation-date>
    <dc:date>2013-10-11T11:24:12</dc:date>
    <meta:editing-duration>PT3H31M7S</meta:editing-duration>
    <meta:generator>LibreOffice/4.0.2.2$Linux_X86_64 LibreOffice_project/400m0$Build-2</meta:generator>
    <dc:creator>Juan Scarafía</dc:creator>
    <meta:document-statistic meta:table-count="3" meta:image-count="0" meta:object-count="0" meta:page-count="6" meta:paragraph-count="138" meta:word-count="1015" meta:character-count="10444" meta:non-whitespace-character-count="9538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I-PTE.dotx" xlink:href=""/>
  </office:meta>
</office:document-meta>
</file>